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7" calcext:value-type="date">
            <text:p>06/27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1H50M00S" calcext:value-type="time">
            <text:p>11:5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plaster building hallway 4<text:span text:style-name="T1">th</text:span> flo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8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8T09:23:11.812821297</dc:date>
    <meta:editing-duration>PT6M26S</meta:editing-duration>
    <meta:editing-cycles>4</meta:editing-cycles>
    <meta:generator>LibreOffice/7.3.7.2$Linux_X86_64 LibreOffice_project/30$Build-2</meta:generator>
    <meta:document-statistic meta:table-count="1" meta:cell-count="68" meta:object-count="0"/>
  </office:meta>
</office:document-meta>
</file>